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800000068FE7D6F66.png" manifest:media-type="image/png"/>
  <manifest:file-entry manifest:full-path="Pictures/1000000000000122000000AF7F5DA313.png" manifest:media-type="image/png"/>
  <manifest:file-entry manifest:full-path="Pictures/100000000000021800000122331DEF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6946" officeooo:paragraph-rsid="000a6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113cm" svg:y="0.796cm" svg:width="10.904cm" svg:height="5.9cm" draw:z-index="0"><draw:image xlink:href="Pictures/100000000000021800000122331DEFE0.png" xlink:type="simple" xlink:show="embed" xlink:actuate="onLoad"/></draw:frame><draw:frame draw:style-name="fr1" draw:name="Imagen2" text:anchor-type="paragraph" svg:x="1.49cm" svg:y="8.135cm" svg:width="6.706cm" svg:height="4.046cm" draw:z-index="1"><draw:image xlink:href="Pictures/1000000000000122000000AF7F5DA313.png" xlink:type="simple" xlink:show="embed" xlink:actuate="onLoad"/></draw:frame><draw:frame draw:style-name="fr1" draw:name="Imagen3" text:anchor-type="paragraph" svg:x="0.549cm" svg:y="13.339cm" svg:width="10.534cm" svg:height="2.044cm" draw:z-index="2"><draw:image xlink:href="Pictures/100000000000021800000068FE7D6F66.png" xlink:type="simple" xlink:show="embed" xlink:actuate="onLoad"/></draw:frame>Entramos en el navegador con 170.0.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9:05:26.874305353</meta:creation-date>
    <dc:date>2016-11-16T18:44:23.421111332</dc:date>
    <meta:editing-duration>PT8M34S</meta:editing-duration>
    <meta:editing-cycles>2</meta:editing-cycles>
    <meta:generator>LibreOffice/4.4.7.2$Linux_X86_64 LibreOffice_project/40m0$Build-2</meta:generator>
    <meta:document-statistic meta:table-count="0" meta:image-count="3" meta:object-count="0" meta:page-count="1" meta:paragraph-count="1" meta:word-count="6" meta:character-count="38" meta:non-whitespace-character-count="33"/>
  </office:meta>
</office:document-meta>
</file>